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Resolver.next( String expression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DefaultResolver.getProperty( String expressi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Resolver.getKey( String expressio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efaultResolver.remove( String express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Resolver.getIndex( String expression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DefaultResolver.isMapped( String expressi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Resolver.Default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Resolver.isIndexed( String expressi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Resolver.hasNested( String express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